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7pt" officeooo:rsid="001ac0b9" officeooo:paragraph-rsid="001ac0b9" style:font-size-asian="7pt" style:font-size-complex="7pt"/>
    </style:style>
    <style:style style:name="P2" style:family="paragraph" style:parent-style-name="Standard">
      <style:text-properties officeooo:paragraph-rsid="001ac0b9"/>
    </style:style>
    <style:style style:name="P3" style:family="paragraph" style:parent-style-name="Standard">
      <style:text-properties officeooo:paragraph-rsid="001c5029"/>
    </style:style>
    <style:style style:name="P4" style:family="paragraph" style:parent-style-name="Table_20_Contents">
      <style:text-properties officeooo:rsid="001ac0b9" officeooo:paragraph-rsid="001ac0b9"/>
    </style:style>
    <style:style style:name="P5" style:family="paragraph" style:parent-style-name="Table_20_Contents">
      <style:text-properties officeooo:rsid="001c5029" officeooo:paragraph-rsid="001c5029"/>
    </style:style>
    <style:style style:name="P6" style:family="paragraph" style:parent-style-name="Table_20_Contents">
      <style:text-properties fo:font-size="7pt" officeooo:paragraph-rsid="001ac0b9" style:font-size-asian="7pt" style:font-size-complex="7pt"/>
    </style:style>
    <style:style style:name="P7" style:family="paragraph" style:parent-style-name="Table_20_Contents">
      <style:text-properties fo:font-size="7pt" officeooo:rsid="001ac0b9" officeooo:paragraph-rsid="001ac0b9" style:font-size-asian="7pt" style:font-size-complex="7pt"/>
    </style:style>
    <style:style style:name="P8" style:family="paragraph" style:parent-style-name="Table_20_Contents">
      <style:text-properties fo:font-size="7pt" officeooo:rsid="001ac0b9" officeooo:paragraph-rsid="001c5029" style:font-size-asian="7pt" style:font-size-complex="7pt"/>
    </style:style>
    <style:style style:name="P9" style:family="paragraph" style:parent-style-name="Table_20_Contents">
      <style:text-properties fo:font-size="9pt" officeooo:rsid="001c5029" officeooo:paragraph-rsid="001c5029" style:font-size-asian="9pt" style:font-size-complex="9pt"/>
    </style:style>
    <style:style style:name="P10" style:family="paragraph" style:parent-style-name="Table_20_Contents">
      <style:text-properties fo:font-size="15pt" fo:font-weight="bold" officeooo:rsid="001ac0b9" officeooo:paragraph-rsid="001ac0b9" style:font-size-asian="15pt" style:font-weight-asian="bold" style:font-size-complex="15pt" style:font-weight-complex="bold"/>
    </style:style>
    <style:style style:name="T1" style:family="text">
      <style:text-properties officeooo:rsid="001ac0b9"/>
    </style:style>
    <style:style style:name="T2" style:family="text">
      <style:text-properties fo:color="#6a3e3e" style:font-name="Monospace" fo:font-size="10pt" style:font-size-asian="10pt" fo:background-color="#e8f2fe"/>
    </style:style>
    <style:style style:name="T3" style:family="text">
      <style:text-properties fo:color="#6a3e3e" style:font-name="Monospace" fo:font-size="10pt" style:font-size-asian="10pt"/>
    </style:style>
    <style:style style:name="T4" style:family="text">
      <style:text-properties fo:color="#6a3e3e" style:font-name="Monospace"/>
    </style:style>
    <style:style style:name="T5" style:family="text">
      <style:text-properties fo:color="#000000" style:font-name="Monospace" fo:font-size="10pt" style:font-size-asian="10pt" fo:background-color="#e8f2fe"/>
    </style:style>
    <style:style style:name="T6" style:family="text">
      <style:text-properties fo:color="#000000" style:font-name="Monospace" fo:font-size="10pt" style:font-size-asian="10pt" fo:background-color="#d4d4d4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fo:font-style="italic" style:font-size-asian="10pt" style:font-style-asian="italic" fo:background-color="#e8f2fe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fo:background-color="#e8f2fe"/>
    </style:style>
    <style:style style:name="T11" style:family="text">
      <style:text-properties fo:color="#7f0055" style:font-name="Monospace" fo:font-size="10pt" fo:font-weight="bold" style:font-size-asian="10pt" style:font-weight-asian="bold" fo:background-color="#e8f2fe"/>
    </style:style>
    <style:style style:name="T12" style:family="text">
      <style:text-properties fo:color="#7f0055" style:font-name="Monospace" fo:font-size="10pt" fo:font-weight="bold" style:font-size-asian="10pt" style:font-weight-asian="bold" fo:background-color="#d4d4d4"/>
    </style:style>
    <style:style style:name="T13" style:family="text">
      <style:text-properties fo:color="#7f0055" style:font-name="Monospace" fo:font-size="10pt" fo:font-weight="bold" officeooo:rsid="001c5029" style:font-size-asian="10pt" style:font-weight-asian="bold" fo:background-color="#e8f2fe"/>
    </style:style>
    <style:style style:name="T14" style:family="text">
      <style:text-properties fo:color="#7f0055" style:font-name="Monospace" fo:font-weight="bold" style:font-weight-asian="bold" fo:background-color="#e8f2fe"/>
    </style:style>
    <style:style style:name="T15" style:family="text">
      <style:text-properties fo:color="#0000c0" style:font-name="Monospace" fo:font-size="10pt" fo:font-style="italic" fo:font-weight="bold" style:font-size-asian="10pt" style:font-style-asian="italic" style:font-weight-asian="bold" fo:background-color="#e8f2fe"/>
    </style:style>
    <style:style style:name="T1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7" style:family="text">
      <style:text-properties fo:color="#0000c0" style:font-name="Monospace" fo:font-size="10pt" fo:font-style="italic" style:font-size-asian="10pt" style:font-style-asian="italic"/>
    </style:style>
    <style:style style:name="T18" style:family="text">
      <style:text-properties fo:color="#0000c0" style:font-name="Monospace" fo:font-size="10pt" fo:font-style="italic" style:font-size-asian="10pt" style:font-style-asian="italic" fo:background-color="#f0d8a8"/>
    </style:style>
    <style:style style:name="T19" style:family="text">
      <style:text-properties fo:color="#0000c0" style:font-name="Monospace" fo:font-size="10pt" fo:font-style="italic" style:font-size-asian="10pt" style:font-style-asian="italic" fo:background-color="#e8f2fe"/>
    </style:style>
    <style:style style:name="T20" style:family="text">
      <style:text-properties fo:color="#0000c0" style:font-name="Monospace" fo:font-size="10pt" fo:font-style="italic" style:font-size-asian="10pt" style:font-style-asian="italic" fo:background-color="#d4d4d4"/>
    </style:style>
    <style:style style:name="T21" style:family="text">
      <style:text-properties fo:color="#0000c0" style:font-name="Monospace" fo:font-style="italic" fo:font-weight="bold" style:font-style-asian="italic" style:font-weight-asian="bold"/>
    </style:style>
    <style:style style:name="T22" style:family="text">
      <style:text-properties fo:color="#0000c0" style:font-name="Monospace" fo:font-style="italic" style:font-style-asian="italic"/>
    </style:style>
    <style:style style:name="T23" style:family="text">
      <style:text-properties fo:color="#0000c0" style:font-name="Monospace" fo:font-style="italic" style:font-style-asian="italic" fo:background-color="#e8f2fe"/>
    </style:style>
    <style:style style:name="T24" style:family="text">
      <style:text-properties fo:color="#2a00ff" style:font-name="Monospace" fo:font-size="10pt" style:font-size-asian="10pt"/>
    </style:style>
    <style:style style:name="T25" style:family="text">
      <style:text-properties fo:color="#2a00ff" style:font-name="Monospace" fo:font-size="10pt" style:font-size-asian="10pt" fo:background-color="#e8f2fe"/>
    </style:style>
    <style:style style:name="T26" style:family="text">
      <style:text-properties fo:color="#2a00ff" style:font-name="Monospace"/>
    </style:style>
    <style:style style:name="T2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0">Método</text:p>
          </table:table-cell>
          <table:table-cell table:style-name="Tabla1.A1" office:value-type="string">
            <text:p text:style-name="P10">Definición</text:p>
          </table:table-cell>
          <table:table-cell table:style-name="Tabla1.C1" office:value-type="string">
            <text:p text:style-name="P10">Uso</text:p>
          </table:table-cell>
        </table:table-row>
        <table:table-row>
          <table:table-cell table:style-name="Tabla1.A2" office:value-type="string">
            <text:p text:style-name="P4">54. stut(inFile)</text:p>
          </table:table-cell>
          <table:table-cell table:style-name="Tabla1.A2" office:value-type="string">
            <text:p text:style-name="P4">39. <text:span text:style-name="T2">inFile</text:span><text:span text:style-name="T5"> = </text:span><text:span text:style-name="T11">new</text:span><text:span text:style-name="T5"> </text:span><text:span text:style-name="T6">BufferedReader</text:span><text:span text:style-name="T5"> (</text:span><text:span text:style-name="T11">new</text:span><text:span text:style-name="T5"> InputStreamReader (System.</text:span><text:span text:style-name="T15">in</text:span><text:span text:style-name="T5">));</text:span></text:p>
          </table:table-cell>
          <table:table-cell table:style-name="Tabla1.C2" office:value-type="string">
            <text:p text:style-name="P4">71. <text:span text:style-name="T11">while</text:span><text:span text:style-name="T5"> ((</text:span><text:span text:style-name="T2">inLine</text:span><text:span text:style-name="T5"> = </text:span><text:span text:style-name="T2">inFile</text:span><text:span text:style-name="T5">.readLine()) != </text:span><text:span text:style-name="T11">null</text:span><text:span text:style-name="T5">)</text:span></text:p>
          </table:table-cell>
        </table:table-row>
        <table:table-row>
          <table:table-cell table:style-name="Tabla1.A2" office:value-type="string">
            <text:p text:style-name="P4">54. stut(inFile)</text:p>
          </table:table-cell>
          <table:table-cell table:style-name="Tabla1.A2" office:value-type="string">
            <text:p text:style-name="P4">46. <text:span text:style-name="T2">inFile</text:span><text:span text:style-name="T5"> = </text:span><text:span text:style-name="T11">new</text:span><text:span text:style-name="T5"> </text:span><text:span text:style-name="T6">BufferedReader</text:span><text:span text:style-name="T5"> (</text:span><text:span text:style-name="T11">new</text:span><text:span text:style-name="T5"> InputStreamReader (System.</text:span><text:span text:style-name="T15">in</text:span><text:span text:style-name="T5">));</text:span></text:p>
          </table:table-cell>
          <table:table-cell table:style-name="Tabla1.C2" office:value-type="string">
            <text:p text:style-name="P4">71. <text:span text:style-name="T11">while</text:span><text:span text:style-name="T5"> ((</text:span><text:span text:style-name="T2">inLine</text:span><text:span text:style-name="T5"> = </text:span><text:span text:style-name="T2">inFile</text:span><text:span text:style-name="T5">.readLine()) != </text:span><text:span text:style-name="T11">null</text:span><text:span text:style-name="T5">)</text:span></text:p>
          </table:table-cell>
        </table:table-row>
        <table:table-row>
          <table:table-cell table:style-name="Tabla1.A2" office:value-type="string">
            <text:p text:style-name="P4">54. stut(inFile)</text:p>
          </table:table-cell>
          <table:table-cell table:style-name="Tabla1.A2" office:value-type="string">
            <text:p text:style-name="P4">51. <text:span text:style-name="T2">inFile</text:span><text:span text:style-name="T5"> = </text:span><text:span text:style-name="T11">new</text:span><text:span text:style-name="T5"> BufferedReader (</text:span><text:span text:style-name="T2">myFile</text:span><text:span text:style-name="T5">);</text:span></text:p>
          </table:table-cell>
          <table:table-cell table:style-name="Tabla1.C2" office:value-type="string">
            <text:p text:style-name="P4">71. <text:span text:style-name="T11">while</text:span><text:span text:style-name="T5"> ((</text:span><text:span text:style-name="T2">inLine</text:span><text:span text:style-name="T5"> = </text:span><text:span text:style-name="T2">inFile</text:span><text:span text:style-name="T5">.readLine()) != </text:span><text:span text:style-name="T11">null</text:span><text:span text:style-name="T5">)</text:span></text:p>
          </table:table-cell>
        </table:table-row>
        <table:table-row>
          <table:table-cell table:style-name="Tabla1.A2" office:value-type="string">
            <text:p text:style-name="P4">78. isDelimit(c)</text:p>
          </table:table-cell>
          <table:table-cell table:style-name="Tabla1.A2" office:value-type="string">
            <text:p text:style-name="P4">76. <text:span text:style-name="T2">c</text:span><text:span text:style-name="T5"> = </text:span><text:span text:style-name="T2">inLine</text:span><text:span text:style-name="T5">.charAt(</text:span><text:span text:style-name="T2">i</text:span><text:span text:style-name="T5">);</text:span></text:p>
          </table:table-cell>
          <table:table-cell table:style-name="Tabla1.C2" office:value-type="string">
            <text:p text:style-name="P4">123. <text:span text:style-name="T11">if</text:span><text:span text:style-name="T5"> (</text:span><text:span text:style-name="T2">C</text:span><text:span text:style-name="T5"> == </text:span><text:span text:style-name="T19">delimits</text:span><text:span text:style-name="T5"> [</text:span><text:span text:style-name="T2">i</text:span><text:span text:style-name="T5">])</text:span></text:p>
          </table:table-cell>
        </table:table-row>
        <table:table-row>
          <table:table-cell table:style-name="Tabla1.A2" office:value-type="string">
            <text:p text:style-name="P4">78. isDelimit(c)</text:p>
          </table:table-cell>
          <table:table-cell table:style-name="Tabla1.A2" office:value-type="string">
            <text:p text:style-name="P4">124. <text:span text:style-name="T12">return</text:span><text:span text:style-name="T6"> (</text:span><text:span text:style-name="T12">true</text:span><text:span text:style-name="T6">);</text:span></text:p>
          </table:table-cell>
          <table:table-cell table:style-name="Tabla1.C2" office:value-type="string">
            <text:p text:style-name="P4">78. <text:span text:style-name="T11">if</text:span><text:span text:style-name="T5"> (</text:span><text:span text:style-name="T8">isDelimit</text:span><text:span text:style-name="T5"> (</text:span><text:span text:style-name="T2">c</text:span><text:span text:style-name="T5">))</text:span></text:p>
          </table:table-cell>
        </table:table-row>
        <table:table-row>
          <table:table-cell table:style-name="Tabla1.A2" office:value-type="string">
            <text:p text:style-name="P4">78. isDelimit(c)</text:p>
          </table:table-cell>
          <table:table-cell table:style-name="Tabla1.A2" office:value-type="string">
            <text:p text:style-name="P4">125. <text:span text:style-name="T12">return</text:span><text:span text:style-name="T6"> (</text:span><text:span text:style-name="T12">false</text:span><text:span text:style-name="T6">);</text:span></text:p>
          </table:table-cell>
          <table:table-cell table:style-name="Tabla1.C2" office:value-type="string">
            <text:p text:style-name="P4">78. <text:span text:style-name="T11">if</text:span><text:span text:style-name="T5"> (</text:span><text:span text:style-name="T8">isDelimit</text:span><text:span text:style-name="T5"> (</text:span><text:span text:style-name="T2">c</text:span><text:span text:style-name="T5">))</text:span></text:p>
          </table:table-cell>
        </table:table-row>
        <table:table-row>
          <table:table-cell table:style-name="Tabla1.A2" office:value-type="string">
            <text:p text:style-name="P4">80. checkDupes(linect)</text:p>
          </table:table-cell>
          <table:table-cell table:style-name="Tabla1.A2" office:value-type="string">
            <text:p text:style-name="P4">70. <text:span text:style-name="T11">int</text:span><text:span text:style-name="T5"> </text:span><text:span text:style-name="T2">linecnt</text:span><text:span text:style-name="T5"> = 1;</text:span></text:p>
          </table:table-cell>
          <table:table-cell table:style-name="Tabla1.C2" office:value-type="string">
            <text:p text:style-name="P6"><text:span text:style-name="T1">107. </text:span><text:span text:style-name="T9">System.</text:span><text:span text:style-name="T21">out</text:span><text:span text:style-name="T9">.println (</text:span><text:span text:style-name="T26">"Repeated word on line "</text:span><text:span text:style-name="T9"> + </text:span><text:span text:style-name="T4">line</text:span><text:span text:style-name="T9"> + </text:span><text:span text:style-name="T26">": "</text:span><text:span text:style-name="T9"> +</text:span></text:p>
            <text:p text:style-name="P1"><text:span text:style-name="T9"><text:s text:c="24"/></text:span><text:span text:style-name="T22">prevWord</text:span><text:span text:style-name="T9">+ </text:span><text:span text:style-name="T26">" "</text:span><text:span text:style-name="T9"> + </text:span><text:span text:style-name="T22">curWord</text:span><text:span text:style-name="T9">);</text:span></text:p>
          </table:table-cell>
        </table:table-row>
        <table:table-row>
          <table:table-cell table:style-name="Tabla1.A2" office:value-type="string">
            <text:p text:style-name="P4">80. checkDupes(linect)</text:p>
          </table:table-cell>
          <table:table-cell table:style-name="Tabla1.A2" office:value-type="string">
            <text:p text:style-name="P4">89. <text:span text:style-name="T2">linecnt</text:span><text:span text:style-name="T5">++;</text:span></text:p>
          </table:table-cell>
          <table:table-cell table:style-name="Tabla1.C2" office:value-type="string">
            <text:p text:style-name="P6"><text:span text:style-name="T1">107. </text:span><text:span text:style-name="T9">System.</text:span><text:span text:style-name="T21">out</text:span><text:span text:style-name="T9">.println (</text:span><text:span text:style-name="T26">"Repeated word on line "</text:span><text:span text:style-name="T9"> + </text:span><text:span text:style-name="T4">line</text:span><text:span text:style-name="T9"> + </text:span><text:span text:style-name="T26">": "</text:span><text:span text:style-name="T9"> +</text:span></text:p>
            <text:p text:style-name="P1"><text:span text:style-name="T9"><text:s text:c="24"/></text:span><text:span text:style-name="T22">prevWord</text:span><text:span text:style-name="T9">+ </text:span><text:span text:style-name="T26">" "</text:span><text:span text:style-name="T9"> + </text:span><text:span text:style-name="T22">curWord</text:span><text:span text:style-name="T9">);</text:span></text:p>
          </table:table-cell>
        </table:table-row>
        <table:table-row>
          <table:table-cell table:style-name="Tabla1.A2" office:value-type="string">
            <text:p text:style-name="P4">80. checkDupes(linect)</text:p>
          </table:table-cell>
          <table:table-cell table:style-name="Tabla1.A2" office:value-type="string">
            <text:p text:style-name="P4">84. <text:span text:style-name="T18">lastdelimit</text:span><text:span text:style-name="T5"> = </text:span><text:span text:style-name="T11">false</text:span><text:span text:style-name="T5">;</text:span></text:p>
          </table:table-cell>
          <table:table-cell table:style-name="Tabla1.C2" office:value-type="string">
            <text:p text:style-name="P3"><text:span text:style-name="T13">101. </text:span><text:span text:style-name="T11">if</text:span><text:span text:style-name="T5"> (</text:span><text:span text:style-name="T19">lastdelimit</text:span><text:span text:style-name="T5">)</text:span></text:p>
          </table:table-cell>
        </table:table-row>
        <table:table-row>
          <table:table-cell table:style-name="Tabla1.A2" office:value-type="string">
            <text:p text:style-name="P4">80. checkDupes(linect)</text:p>
          </table:table-cell>
          <table:table-cell table:style-name="Tabla1.A2" office:value-type="string">
            <text:p text:style-name="P4">104. <text:span text:style-name="T18">lastdelimit</text:span><text:span text:style-name="T5"> = </text:span><text:span text:style-name="T11">true</text:span><text:span text:style-name="T5">;</text:span></text:p>
          </table:table-cell>
          <table:table-cell table:style-name="Tabla1.C2" office:value-type="string">
            <text:p text:style-name="P2"><text:span text:style-name="T13">101. </text:span><text:span text:style-name="T11">if</text:span><text:span text:style-name="T5"> (</text:span><text:span text:style-name="T19">lastdelimit</text:span><text:span text:style-name="T5">)</text:span></text:p>
          </table:table-cell>
        </table:table-row>
        <table:table-row>
          <table:table-cell table:style-name="Tabla1.A2" office:value-type="string">
            <text:p text:style-name="P4">80. checkDupes(linect)</text:p>
          </table:table-cell>
          <table:table-cell table:style-name="Tabla1.A2" office:value-type="string">
            <text:p text:style-name="P4">114. <text:span text:style-name="T19">curWord</text:span><text:span text:style-name="T5"> = </text:span><text:span text:style-name="T25">""</text:span><text:span text:style-name="T5">;</text:span></text:p>
          </table:table-cell>
          <table:table-cell table:style-name="Tabla1.C2" office:value-type="string">
            <text:p text:style-name="P4">85. <text:span text:style-name="T18">curWord</text:span><text:span text:style-name="T5"> = </text:span><text:span text:style-name="T20">curWord</text:span><text:span text:style-name="T5"> + </text:span><text:span text:style-name="T2">c</text:span><text:span text:style-name="T5">;</text:span></text:p>
          </table:table-cell>
        </table:table-row>
        <table:table-row>
          <table:table-cell table:style-name="Tabla1.A2" office:value-type="string">
            <text:p text:style-name="P4">80. checkDupes(linect)</text:p>
          </table:table-cell>
          <table:table-cell table:style-name="Tabla1.A2" office:value-type="string">
            <text:p text:style-name="P4">85. <text:span text:style-name="T18">curWord</text:span><text:span text:style-name="T5"> = </text:span><text:span text:style-name="T20">curWord</text:span><text:span text:style-name="T5"> + </text:span><text:span text:style-name="T2">c</text:span><text:span text:style-name="T5">;</text:span></text:p>
          </table:table-cell>
          <table:table-cell table:style-name="Tabla1.C2" office:value-type="string">
            <text:p text:style-name="P9">105, <text:span text:style-name="T14">if</text:span><text:span text:style-name="T10"> (</text:span><text:span text:style-name="T23">curWord</text:span><text:span text:style-name="T10">.equals(</text:span><text:span text:style-name="T23">prevWord</text:span><text:span text:style-name="T10">))</text:span></text:p>
          </table:table-cell>
        </table:table-row>
        <table:table-row>
          <table:table-cell table:style-name="Tabla1.A2" office:value-type="string">
            <text:p text:style-name="P4">80. checkDupes(linect)</text:p>
          </table:table-cell>
          <table:table-cell table:style-name="Tabla1.A2" office:value-type="string">
            <text:p text:style-name="P5">112. <text:span text:style-name="T19">prevWord</text:span><text:span text:style-name="T5"> = </text:span><text:span text:style-name="T19">curWord</text:span><text:span text:style-name="T5">;</text:span></text:p>
          </table:table-cell>
          <table:table-cell table:style-name="Tabla1.C2" office:value-type="string">
            <text:p text:style-name="P9">105, <text:span text:style-name="T14">if</text:span><text:span text:style-name="T10"> (</text:span><text:span text:style-name="T23">curWord</text:span><text:span text:style-name="T10">.equals(</text:span><text:span text:style-name="T23">prevWord</text:span><text:span text:style-name="T10">))</text:span></text:p>
          </table:table-cell>
        </table:table-row>
        <table:table-row>
          <table:table-cell table:style-name="Tabla1.A2" office:value-type="string">
            <text:p text:style-name="P4">88. checkDupes(linect)</text:p>
          </table:table-cell>
          <table:table-cell table:style-name="Tabla1.A2" office:value-type="string">
            <text:p text:style-name="P4">70. <text:span text:style-name="T11">int</text:span><text:span text:style-name="T5"> </text:span><text:span text:style-name="T2">linecnt</text:span><text:span text:style-name="T5"> = 1;</text:span></text:p>
          </table:table-cell>
          <table:table-cell table:style-name="Tabla1.C2" office:value-type="string">
            <text:p text:style-name="P6"><text:span text:style-name="T1">107. </text:span><text:span text:style-name="T9">System.</text:span><text:span text:style-name="T21">out</text:span><text:span text:style-name="T9">.println (</text:span><text:span text:style-name="T26">"Repeated word on line "</text:span><text:span text:style-name="T9"> + </text:span><text:span text:style-name="T4">line</text:span><text:span text:style-name="T9"> + </text:span><text:span text:style-name="T26">": "</text:span><text:span text:style-name="T9"> +</text:span></text:p>
            <text:p text:style-name="P1"><text:span text:style-name="T9"><text:s text:c="24"/></text:span><text:span text:style-name="T22">prevWord</text:span><text:span text:style-name="T9">+ </text:span><text:span text:style-name="T26">" "</text:span><text:span text:style-name="T9"> + </text:span><text:span text:style-name="T22">curWord</text:span><text:span text:style-name="T9">);</text:span></text:p>
          </table:table-cell>
        </table:table-row>
        <table:table-row>
          <table:table-cell table:style-name="Tabla1.A2" office:value-type="string">
            <text:p text:style-name="P4">88. checkDupes(linect)</text:p>
          </table:table-cell>
          <table:table-cell table:style-name="Tabla1.A2" office:value-type="string">
            <text:p text:style-name="P4">89. <text:span text:style-name="T2">linecnt</text:span><text:span text:style-name="T5">++;</text:span></text:p>
          </table:table-cell>
          <table:table-cell table:style-name="Tabla1.C2" office:value-type="string">
            <text:p text:style-name="P6"><text:span text:style-name="T1">107. </text:span><text:span text:style-name="T9">System.</text:span><text:span text:style-name="T21">out</text:span><text:span text:style-name="T9">.println (</text:span><text:span text:style-name="T26">"Repeated word on line "</text:span><text:span text:style-name="T9"> + </text:span><text:span text:style-name="T4">line</text:span><text:span text:style-name="T9"> + </text:span><text:span text:style-name="T26">": "</text:span><text:span text:style-name="T9"> +</text:span></text:p>
            <text:p text:style-name="P1"><text:span text:style-name="T9"><text:s text:c="24"/></text:span><text:span text:style-name="T22">prevWord</text:span><text:span text:style-name="T9">+ </text:span><text:span text:style-name="T26">" "</text:span><text:span text:style-name="T9"> + </text:span><text:span text:style-name="T22">curWord</text:span><text:span text:style-name="T9">);</text:span></text:p>
          </table:table-cell>
        </table:table-row>
        <table:table-row>
          <table:table-cell table:style-name="Tabla1.A2" office:value-type="string">
            <text:p text:style-name="P4">88. checkDupes(linect)</text:p>
          </table:table-cell>
          <table:table-cell table:style-name="Tabla1.A2" office:value-type="string">
            <text:p text:style-name="P4">84. <text:span text:style-name="T18">lastdelimit</text:span><text:span text:style-name="T5"> = </text:span><text:span text:style-name="T11">false</text:span><text:span text:style-name="T5">;</text:span></text:p>
          </table:table-cell>
          <table:table-cell table:style-name="Tabla1.C2" office:value-type="string">
            <text:p text:style-name="P3"><text:span text:style-name="T13">101. </text:span><text:span text:style-name="T11">if</text:span><text:span text:style-name="T5"> (</text:span><text:span text:style-name="T19">lastdelimit</text:span><text:span text:style-name="T5">)</text:span></text:p>
          </table:table-cell>
        </table:table-row>
        <table:table-row>
          <table:table-cell table:style-name="Tabla1.A2" office:value-type="string">
            <text:p text:style-name="P4">88. checkDupes(linect)</text:p>
          </table:table-cell>
          <table:table-cell table:style-name="Tabla1.A2" office:value-type="string">
            <text:p text:style-name="P4">104. <text:span text:style-name="T18">lastdelimit</text:span><text:span text:style-name="T5"> = </text:span><text:span text:style-name="T11">true</text:span><text:span text:style-name="T5">;</text:span></text:p>
          </table:table-cell>
          <table:table-cell table:style-name="Tabla1.C2" office:value-type="string">
            <text:p text:style-name="P2"><text:span text:style-name="T13">101. </text:span><text:span text:style-name="T11">if</text:span><text:span text:style-name="T5"> (</text:span><text:span text:style-name="T19">lastdelimit</text:span><text:span text:style-name="T5">)</text:span></text:p>
          </table:table-cell>
        </table:table-row>
        <table:table-row>
          <table:table-cell table:style-name="Tabla1.A2" office:value-type="string">
            <text:p text:style-name="P4">88. checkDupes(linect)</text:p>
          </table:table-cell>
          <table:table-cell table:style-name="Tabla1.A2" office:value-type="string">
            <text:p text:style-name="P4">114. <text:span text:style-name="T19">curWord</text:span><text:span text:style-name="T5"> = </text:span><text:span text:style-name="T25">""</text:span><text:span text:style-name="T5">;</text:span></text:p>
          </table:table-cell>
          <table:table-cell table:style-name="Tabla1.C2" office:value-type="string">
            <text:p text:style-name="P4">85. <text:span text:style-name="T18">curWord</text:span><text:span text:style-name="T5"> = </text:span><text:span text:style-name="T20">curWord</text:span><text:span text:style-name="T5"> + </text:span><text:span text:style-name="T2">c</text:span><text:span text:style-name="T5">;</text:span></text:p>
          </table:table-cell>
        </table:table-row>
        <table:table-row>
          <table:table-cell table:style-name="Tabla1.A2" office:value-type="string">
            <text:p text:style-name="P4">88. checkDupes(linect)</text:p>
          </table:table-cell>
          <table:table-cell table:style-name="Tabla1.A2" office:value-type="string">
            <text:p text:style-name="P4">85. <text:span text:style-name="T18">curWord</text:span><text:span text:style-name="T5"> = </text:span><text:span text:style-name="T20">curWord</text:span><text:span text:style-name="T5"> + </text:span><text:span text:style-name="T2">c</text:span><text:span text:style-name="T5">;</text:span></text:p>
          </table:table-cell>
          <table:table-cell table:style-name="Tabla1.C2" office:value-type="string">
            <text:p text:style-name="P9">105, <text:span text:style-name="T14">if</text:span><text:span text:style-name="T10"> (</text:span><text:span text:style-name="T23">curWord</text:span><text:span text:style-name="T10">.equals(</text:span><text:span text:style-name="T23">prevWord</text:span><text:span text:style-name="T10">))</text:span></text:p>
          </table:table-cell>
        </table:table-row>
        <table:table-row>
          <table:table-cell table:style-name="Tabla1.A2" office:value-type="string">
            <text:p text:style-name="P4">88. checkDupes(linect)</text:p>
          </table:table-cell>
          <table:table-cell table:style-name="Tabla1.A2" office:value-type="string">
            <text:p text:style-name="P5">112. <text:span text:style-name="T19">prevWord</text:span><text:span text:style-name="T5"> = </text:span><text:span text:style-name="T19">curWord</text:span><text:span text:style-name="T5">;</text:span></text:p>
          </table:table-cell>
          <table:table-cell table:style-name="Tabla1.C2" office:value-type="string">
            <text:p text:style-name="P9">105, <text:span text:style-name="T14">if</text:span><text:span text:style-name="T10"> (</text:span><text:span text:style-name="T23">curWord</text:span><text:span text:style-name="T10">.equals(</text:span><text:span text:style-name="T23">prevWord</text:span><text:span text:style-name="T10">)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6:34:55.800126725</meta:creation-date>
    <dc:date>2017-12-30T16:53:11.853266701</dc:date>
    <meta:editing-duration>PT6M36S</meta:editing-duration>
    <meta:editing-cycles>1</meta:editing-cycles>
    <meta:document-statistic meta:table-count="1" meta:image-count="0" meta:object-count="0" meta:page-count="1" meta:paragraph-count="67" meta:word-count="276" meta:character-count="1907" meta:non-whitespace-character-count="1602"/>
    <meta:generator>LibreOffice/5.1.6.2$Linux_X86_64 LibreOffice_project/10m0$Build-2</meta:generator>
  </office:meta>
</office:document-meta>
</file>